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IME HUACCHA, ARTURO SAMU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MAN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679191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AIME HUACCHA, ARTURO SAMU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04912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4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2:29:2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